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paragraph-rsid="000f14d2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0f14d2" officeooo:paragraph-rsid="000f14d2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5pt" officeooo:paragraph-rsid="000f14d2" style:font-size-asian="15pt" style:font-size-complex="15pt"/>
    </style:style>
    <style:style style:name="T1" style:family="text">
      <style:text-properties officeooo:rsid="000dca3e"/>
    </style:style>
    <style:style style:name="T2" style:family="text">
      <style:text-properties officeooo:rsid="000f14d2"/>
    </style:style>
    <style:style style:name="T3" style:family="text">
      <style:text-properties officeooo:rsid="0010446c"/>
    </style:style>
    <style:style style:name="T4" style:family="text">
      <style:text-properties officeooo:rsid="00112a10"/>
    </style:style>
    <style:style style:name="T5" style:family="text">
      <style:text-properties officeooo:rsid="00129d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Roteiro Entrevista</text:span></text:p>
      <text:p text:style-name="P1"/>
      <text:p text:style-name="P2">- <text:span text:style-name="T1">Sejam bem vindos a mais um episódio do PETCAST. Meu nome é… e serei o apresentador, mais uma vez a nossa equipe é composta por… Hoje estamos com a nossa convidada a professora Maria Adriana. </text:span><text:span text:style-name="T3">Você pode se</text:span><text:span text:style-name="T1"> apresent</text:span><text:span text:style-name="T3">ar</text:span><text:span text:style-name="T1"> para nós, por favor.</text:span></text:p>
      <text:p text:style-name="P2"/>
      <text:p text:style-name="P3">- <text:span text:style-name="T2">O seu doutorado foi na França. Primeiramente o que a inspirou a aprender francês. Qual rotina de estudos você usou?</text:span></text:p>
      <text:p text:style-name="P3"/>
      <text:p text:style-name="P4">- Quando fez o intercâmbio, antes de ir, você já tinha feito algum teste de proficiência? Se não, chegou a fazer depois?</text:p>
      <text:p text:style-name="P4"/>
      <text:p text:style-name="P4">- <text:span text:style-name="T4">Como é o processo seletivo para bolsa do edital Coordenação de Aperfeiçoamento de Pessoal de Nível Superior? O que é avaliado?</text:span></text:p>
      <text:p text:style-name="P2"/>
      <text:p text:style-name="P3">- <text:span text:style-name="T2">Ainda sobre seus estudos na França, por que escolheu este país?</text:span></text:p>
      <text:p text:style-name="P3"/>
      <text:p text:style-name="P4">- Quais as principais diferenças, culturais, que você notou?</text:p>
      <text:p text:style-name="P3"/>
      <text:p text:style-name="P4">- Quais dicas você daria para quem pensa em estudar lá?</text:p>
      <text:p text:style-name="P3"/>
      <text:p text:style-name="P3">- <text:span text:style-name="T2">Qual impressão você teve do mercado de trabalho europeu? Trabalharia lá se surgisse uma oportunidade?</text:span></text:p>
      <text:p text:style-name="P3"/>
      <text:p text:style-name="P3">- <text:span text:style-name="T2">Conte-nos mais sobre a sua pesquisa. Do que se trata?</text:span></text:p>
      <text:p text:style-name="P3"/>
      <text:p text:style-name="P3">- <text:span text:style-name="T5">Você trabalha com NoSQL, poderia nos dizer mais sobre o tema?</text:span></text:p>
      <text:p text:style-name="P3"/>
      <text:p text:style-name="P3">- <text:span text:style-name="T2">Das matérias ministradas por você na UFU, qual é a mais interessante, na sua opinião?</text:span></text:p>
      <text:p text:style-name="P3"/>
      <text:p text:style-name="P3">- <text:span text:style-name="T2">Uma vez concluídos os seus estudos, sendo até doutora em uma área, há algum tema que você conhece pouco e gostaria de </text:span><text:span text:style-name="T3">se aprofundar</text:span><text:span text:style-name="T2">?</text:span></text:p>
      <text:p text:style-name="P3"/>
      <text:p text:style-name="P3">- <text:span text:style-name="T2">Com isso concluímos essa entrevista. Quero agradecer por seu tempo e disponibilidade e desejar que seja nossa convidada novamente em projetos futuros. Obrigada a todos que assistiram esse podcast, bons estudos!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0:26:30.315767727</meta:creation-date>
    <dc:date>2021-06-29T10:21:18.462281423</dc:date>
    <meta:editing-duration>PT6M5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255" meta:character-count="1459" meta:non-whitespace-character-count="1213"/>
  </office:meta>
</office:document-meta>
</file>